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657e" officeooo:paragraph-rsid="0003657e"/>
    </style:style>
    <style:style style:name="P2" style:family="paragraph" style:parent-style-name="Standard">
      <style:text-properties officeooo:rsid="0003657e" officeooo:paragraph-rsid="0008d6a1"/>
    </style:style>
    <style:style style:name="P3" style:family="paragraph" style:parent-style-name="Standard">
      <style:text-properties officeooo:rsid="0004aea8" officeooo:paragraph-rsid="0004aea8"/>
    </style:style>
    <style:style style:name="P4" style:family="paragraph" style:parent-style-name="Standard">
      <style:text-properties officeooo:rsid="000a6a98" officeooo:paragraph-rsid="000a6a98"/>
    </style:style>
    <style:style style:name="P5" style:family="paragraph" style:parent-style-name="Standard">
      <style:text-properties officeooo:rsid="000c18e5" officeooo:paragraph-rsid="000c18e5"/>
    </style:style>
    <style:style style:name="P6" style:family="paragraph" style:parent-style-name="Standard">
      <style:text-properties officeooo:rsid="001bbd97" officeooo:paragraph-rsid="001bbd97"/>
    </style:style>
    <style:style style:name="P7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1f4799" officeooo:paragraph-rsid="001f4799"/>
    </style:style>
    <style:style style:name="P8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2ad9d" officeooo:paragraph-rsid="0022ad9d"/>
    </style:style>
    <style:style style:name="P9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88d15" officeooo:paragraph-rsid="00288d15"/>
    </style:style>
    <style:style style:name="P10" style:family="paragraph" style:parent-style-name="Standard">
      <style:text-properties officeooo:rsid="002ef8c3" officeooo:paragraph-rsid="002ef8c3"/>
    </style:style>
    <style:style style:name="P11" style:family="paragraph" style:parent-style-name="Standard">
      <style:text-properties officeooo:rsid="003071bb" officeooo:paragraph-rsid="003071bb"/>
    </style:style>
    <style:style style:name="P12" style:family="paragraph" style:parent-style-name="Standard">
      <style:text-properties officeooo:rsid="00315873" officeooo:paragraph-rsid="00315873"/>
    </style:style>
    <style:style style:name="P13" style:family="paragraph" style:parent-style-name="Standard">
      <style:text-properties officeooo:rsid="00360405" officeooo:paragraph-rsid="00360405"/>
    </style:style>
    <style:style style:name="T1" style:family="text">
      <style:text-properties officeooo:rsid="0004aea8"/>
    </style:style>
    <style:style style:name="T2" style:family="text">
      <style:text-properties officeooo:rsid="000574c6"/>
    </style:style>
    <style:style style:name="T3" style:family="text">
      <style:text-properties officeooo:rsid="0008d6a1"/>
    </style:style>
    <style:style style:name="T4" style:family="text">
      <style:text-properties officeooo:rsid="000a6a98"/>
    </style:style>
    <style:style style:name="T5" style:family="text">
      <style:text-properties officeooo:rsid="000a8b02"/>
    </style:style>
    <style:style style:name="T6" style:family="text">
      <style:text-properties officeooo:rsid="000c18e5"/>
    </style:style>
    <style:style style:name="T7" style:family="text">
      <style:text-properties officeooo:rsid="0013372c"/>
    </style:style>
    <style:style style:name="T8" style:family="text">
      <style:text-properties officeooo:rsid="0014760f"/>
    </style:style>
    <style:style style:name="T9" style:family="text">
      <style:text-properties officeooo:rsid="00154e8f"/>
    </style:style>
    <style:style style:name="T10" style:family="text">
      <style:text-properties officeooo:rsid="001624d2"/>
    </style:style>
    <style:style style:name="T11" style:family="text">
      <style:text-properties officeooo:rsid="001bbd97"/>
    </style:style>
    <style:style style:name="T12" style:family="text">
      <style:text-properties officeooo:rsid="001d9c2e"/>
    </style:style>
    <style:style style:name="T13" style:family="text">
      <style:text-properties officeooo:rsid="0003657e"/>
    </style:style>
    <style:style style:name="T14" style:family="text">
      <style:text-properties officeooo:rsid="0020de6a"/>
    </style:style>
    <style:style style:name="T15" style:family="text">
      <style:text-properties officeooo:rsid="002471b1"/>
    </style:style>
    <style:style style:name="T16" style:family="text">
      <style:text-properties officeooo:rsid="0027b617"/>
    </style:style>
    <style:style style:name="T17" style:family="text">
      <style:text-properties officeooo:rsid="00288d15"/>
    </style:style>
    <style:style style:name="T18" style:family="text">
      <style:text-properties officeooo:rsid="002c0507"/>
    </style:style>
    <style:style style:name="T19" style:family="text">
      <style:text-properties officeooo:rsid="002fd3a1"/>
    </style:style>
    <style:style style:name="T20" style:family="text">
      <style:text-properties officeooo:rsid="0031e7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## </text:span>SQL and MYSQL</text:p>
      <text:p text:style-name="P1">-creating database</text:p>
      <text:p text:style-name="P1">-create database db_1;</text:p>
      <text:p text:style-name="P1">-deleting data base</text:p>
      <text:p text:style-name="P1">-drop database db_1;</text:p>
      <text:p text:style-name="P1">-create database my_1;</text:p>
      <text:p text:style-name="P2">-use command for searching database</text:p>
      <text:p text:style-name="P2">-<text:span text:style-name="T3">use my_1;</text:span></text:p>
      <text:p text:style-name="P1">-checking current database what database using right now</text:p>
      <text:p text:style-name="P1">-select database();</text:p>
      <text:p text:style-name="P1">-<text:span text:style-name="T1">for table view</text:span></text:p>
      <text:p text:style-name="P3">-show table<text:span text:style-name="T2">s</text:span>;</text:p>
      <text:p text:style-name="P3">-show columns in our table</text:p>
      <text:p text:style-name="P3">-show columns from cats;</text:p>
      <text:p text:style-name="P3">-or</text:p>
      <text:p text:style-name="P3">-short command</text:p>
      <text:p text:style-name="P3">desc table name;</text:p>
      <text:p text:style-name="P3">-<text:span text:style-name="T2">deleting table </text:span></text:p>
      <text:p text:style-name="P3">-<text:span text:style-name="T2">drop cats;</text:span></text:p>
      <text:p text:style-name="P3">-<text:span text:style-name="T4">for generating warnings</text:span></text:p>
      <text:p text:style-name="P4">-show warnings;</text:p>
      <text:p text:style-name="P4">-<text:span text:style-name="T5">null values </text:span></text:p>
      <text:p text:style-name="P4">-<text:span text:style-name="T6">to set default values</text:span></text:p>
      <text:p text:style-name="P5">-create table d_4 (id int not null auto_increment, name varchar(20) not null default 'no name provided', age <text:s/>int not null default 99,primary key(id) );</text:p>
      <text:p text:style-name="P5">-<text:span text:style-name="T7">CRUD(create, read, update,and delete)</text:span></text:p>
      <text:p text:style-name="P5">-<text:span text:style-name="T8">read data what column you want</text:span></text:p>
      <text:p text:style-name="P5">-<text:span text:style-name="T8">select name from db_1; or select name,age from db_1;</text:span></text:p>
      <text:p text:style-name="P5">-<text:span text:style-name="T8">where clause=&gt; we use where fore searching,updating ,deleting</text:span></text:p>
      <text:p text:style-name="P5">-select* from db_1 where age =22;</text:p>
      <text:p text:style-name="P5">-select* from db_1 where name ='red';</text:p>
      <text:p text:style-name="P5">-select <text:s/>* from db_1 where breed ='tabby';</text:p>
      <text:p text:style-name="P5">-select id , age from db_1 where id=age;</text:p>
      <text:p text:style-name="P1">-<text:span text:style-name="T9">aliases </text:span></text:p>
      <text:p text:style-name="P6">use my_db;</text:p>
      <text:p text:style-name="P1">select id as i, name from db_1;</text:p>
      <text:p text:style-name="P1">select name as 'u name' , breed as 'brd' from db_1;</text:p>
      <text:p text:style-name="P1">-<text:span text:style-name="T10">updating existing data from data base</text:span></text:p>
      <text:p text:style-name="P1">-select * from db_1 where breed='shorter';</text:p>
      <text:p text:style-name="P1">-update db_1 set breed='shorter' WHERE breed='tabby';</text:p>
      <text:p text:style-name="P1">-update db_1 set age=15 where name = 'khali';</text:p>
      <text:p text:style-name="P1">-update db_1 set breed='short hair' where breed='shorter';</text:p>
      <text:p text:style-name="P1">-<text:span text:style-name="T11">Delete </text:span></text:p>
      <text:p text:style-name="P1">-delete from db_1 where name ='egg';</text:p>
      <text:p text:style-name="P1">-<text:span text:style-name="T12">delete from db_1; delete entire table</text:span></text:p>
      <text:p text:style-name="P1">-delete from db_1 where id=age;</text:p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-<text:span text:style-name="T13">MySQL string functions that allow you to manipulate character string data effectively</text:span></text:p>
      <text:p text:style-name="P7">-<text:span text:style-name="T14">concat combine two or more pieces of information</text:span></text:p>
      <text:p text:style-name="P7">-select <text:s/>auth_fname,auth_lname from books;</text:p>
      <text:p text:style-name="P7">-select concat(auth_fname,' ', auth_lname) as full_name from books;</text:p>
      <text:p text:style-name="P7">-select auth_fname as fisrt,auth_lname as last ,</text:p>
      <text:p text:style-name="P7"><text:tab/>concat(auth_fname,' ',auth_lname) as full from books;</text:p>
      <text:p text:style-name="P8">-concat_ws concat with separator</text:p>
      <text:p text:style-name="P8">select concat_ws('-',title,auth_fname,auth_lname)as combined from books;</text:p>
      <text:p text:style-name="P8">-<text:span text:style-name="T15">Substring</text:span></text:p>
      <text:p text:style-name="P8">-select substring('Structure &amp; Interpretation of Computer Programs',1,15);</text:p>
      <text:p text:style-name="P8">select substring(title,1,15)as short_title from books;</text:p>
      <text:p text:style-name="P8">-select concat(substring(title,1,10), '…') as 'Short tilte' from books;</text:p>
      <text:p text:style-name="P8">-<text:span text:style-name="T16">replace words of alphabets, it is case sensitive</text:span></text:p>
      <text:p text:style-name="P8">-select replace(title,'e','34') as replaced from books;</text:p>
      <text:p text:style-name="P8">-<text:span text:style-name="T17">reversed</text:span></text:p>
      <text:p text:style-name="P8">-select reverse(title) as rev from books;</text:p>
      <text:p text:style-name="P8">-select concat(auth_fname ,'..', reverse(auth_fname))as reversed from books;</text:p>
      <text:p text:style-name="P9">-char_length counts the characters in the string</text:p>
      <text:p text:style-name="P9">-select char_length (title) from books;</text:p>
      <text:p text:style-name="P8">-select(auth_fname), char_length (auth_fname) as 'char length' from books;</text:p>
      <text:p text:style-name="P8">-select concat(auth_fname, ' is ', char_length (auth_fname),</text:p>
      <text:p text:style-name="P8">' char long') as 'length of names' from books;</text:p>
      <text:p text:style-name="P8">-select upper(auth_fname) from books;</text:p>
      <text:p text:style-name="P8">-select lower(auth_fname) from books;</text:p>
      <text:p text:style-name="P8"><text:span text:style-name="T18">## Exercise</text:span> </text:p>
      <text:p text:style-name="P8">select replace(concat(title,' '), ' ','-') from books;</text:p>
      <text:p text:style-name="P8"/>
      <text:p text:style-name="P8">-select replace(title,' ', '-&gt;') as 'title' from books;</text:p>
      <text:p text:style-name="P8"/>
      <text:p text:style-name="P8">- select auth_lname as forwards,reverse(auth_lname) as reversed from books;</text:p>
      <text:p text:style-name="P8"/>
      <text:p text:style-name="P8">-select title ,char_length(title) as length from books;</text:p>
      <text:p text:style-name="P8"/>
      <text:p text:style-name="P8">-select concat(title,' ', 'was released in',' ', released_year) as detail from books;</text:p>
      <text:p text:style-name="P8"/>
      <text:p text:style-name="P8">-select concat(substring(title,1,10), '...') <text:s/>as 'short title',</text:p>
      <text:p text:style-name="P8"><text:tab/><text:tab/>concat(auth_fname,<text:span text:style-name="T18">v</text:span>',' ,auth_lname) as author , </text:p>
      <text:p text:style-name="P8"><text:tab/><text:tab/>concat(stock_qty,' in the stock') <text:s/>as quantity from books;</text:p>
      <text:p text:style-name="P1">-<text:span text:style-name="T18">distinct returns unique values</text:span></text:p>
      <text:p text:style-name="P1">-select distinct auth_lname from books;</text:p>
      <text:p text:style-name="P1">-select distinct concat(auth_fname, ' ',auth_lname) from books; </text:p>
      <text:p text:style-name="P1">-select distinct auth_lname,auth_lname from books;</text:p>
      <text:p text:style-name="P10"># order by used for sorting database</text:p>
      <text:p text:style-name="P10">-select auth_lname from books order by auth_lname;</text:p>
      <text:p text:style-name="P10">-select auth_lname from books order by <text:s/>auth_lname desc ;</text:p>
      <text:p text:style-name="P1">-select title,stock_qty,pages from books order by released_year desc;</text:p>
      <text:p text:style-name="P1">-select title,pages,stock_qty from books order by 3; <text:span text:style-name="T19">here 3 shortcut refers to column stock_qty </text:span></text:p>
      <text:p text:style-name="P1"/>
      <text:p text:style-name="P11">## limit chop data</text:p>
      <text:p text:style-name="P1">-select title from books limit 3;</text:p>
      <text:p text:style-name="P1">-select title,pages,stock_qty from books order by released_year desc limit 3;</text:p>
      <text:p text:style-name="P1"><text:soft-page-break/>-select title,pages,stock_qty from books order by released_year desc limit 0,5;</text:p>
      <text:p text:style-name="P1">-select title from books limit 8, 15;</text:p>
      <text:p text:style-name="P1"/>
      <text:p text:style-name="P12">## like for better searching <text:span text:style-name="T20">and pattern matching</text:span></text:p>
      <text:p text:style-name="P12">-sselect title,auth_fname from books where title like '%Da%'; </text:p>
      <text:p text:style-name="P12">-select title from books where title like 'Fu%';</text:p>
      <text:p text:style-name="P13">#sql group by (count(),max(),min(),sum(),avg(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9T15:38:27.264608136</meta:creation-date>
    <dc:date>2022-06-01T23:42:39.127700497</dc:date>
    <meta:editing-duration>PT5H7M1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96" meta:word-count="562" meta:character-count="4068" meta:non-whitespace-character-count="3582"/>
  </office:meta>
</office:document-meta>
</file>